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258cm" fo:min-width="3.008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3.36cm" fo:min-width="9.45cm"/>
    </style:style>
    <style:style style:name="gr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3.36cm" fo:min-width="4.6cm"/>
    </style:style>
    <style:style style:name="gr5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-color="#ed1c2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1.518cm" fo:min-width="1.268cm"/>
    </style:style>
    <style:style style:name="gr10" style:family="graphic" style:parent-style-name="standard">
      <style:graphic-properties draw:stroke="solid" svg:stroke-color="#ed1c24" draw:textarea-horizontal-align="justify" draw:textarea-vertical-align="middle" draw:auto-grow-height="false" fo:min-height="0.058cm" fo:min-width="0.284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05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cm" fo:min-width="0.01cm"/>
    </style:style>
    <style:style style:name="P1" style:family="paragraph">
      <loext:graphic-properties draw:fill="none"/>
      <style:paragraph-properties fo:margin-left="-0.9cm" fo:margin-right="0.9cm" fo:text-align="center" fo:text-indent="0.9cm"/>
    </style:style>
    <style:style style:name="P2" style:family="paragraph">
      <loext:graphic-properties draw:fill="solid" draw:fill-color="#ffffff"/>
      <style:paragraph-properties fo:margin-left="-0.9cm" fo:margin-right="0.9cm" fo:text-align="center" fo:text-indent="0.9cm"/>
    </style:style>
    <style:style style:name="P3" style:family="paragraph">
      <loext:graphic-properties draw:fill-color="#ed1c24"/>
      <style:paragraph-properties fo:margin-left="-0.9cm" fo:margin-right="0.9cm" fo:text-align="center" fo:text-indent="0.9cm"/>
    </style:style>
    <style:style style:name="P4" style:family="paragraph">
      <style:paragraph-properties fo:margin-left="-0.9cm" fo:margin-right="0.9cm" fo:text-align="center" fo:text-indent="0.9cm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draw:transform="rotate (1.5707963267949) translate (0.5cm 5.5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draw:transform="rotate (1.5707963267949) translate (0.5cm 10.5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draw:transform="rotate (1.5707963267949) translate (10.5cm 10.5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draw:transform="rotate (1.5707963267949) translate (10.501cm 5.5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5cm" svg:y1="8.013cm" svg:x2="0.5cm" svg:y2="3.013cm">
          <text:p/>
        </draw:line>
        <draw:line draw:style-name="gr2" draw:text-style-name="P1" draw:layer="layout" svg:x1="15.5cm" svg:y1="8.013cm" svg:x2="15.5cm" svg:y2="3.013cm">
          <text:p/>
        </draw:line>
        <draw:line draw:style-name="gr2" draw:text-style-name="P1" draw:layer="layout" svg:x1="3cm" svg:y1="10.513cm" svg:x2="13cm" svg:y2="10.513cm">
          <text:p/>
        </draw:line>
        <draw:line draw:style-name="gr2" draw:text-style-name="P1" draw:layer="layout" svg:x1="3.001cm" svg:y1="0.513cm" svg:x2="13.001cm" svg:y2="0.513cm">
          <text:p/>
        </draw:line>
        <draw:custom-shape draw:style-name="gr3" draw:text-style-name="P2" draw:layer="layout" svg:width="9.95cm" svg:height="3.61cm" draw:transform="rotate (1.5707963267949) translate (3.1cm 10.48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3.61cm" draw:transform="rotate (1.5707963267949) translate (0.529cm 8.01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95cm" svg:height="3.61cm" draw:transform="rotate (1.5707963267949) translate (9.3cm 10.48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3.61cm" draw:transform="rotate (1.5707963267949) translate (11.87cm 8.013cm)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cm" svg:y1="10.513cm" svg:x2="5.7cm" svg:y2="0.513cm">
          <text:p/>
        </draw:line>
        <draw:line draw:style-name="gr5" draw:text-style-name="P1" draw:layer="layout" svg:x1="10.2cm" svg:y1="10.513cm" svg:x2="10.2cm" svg:y2="0.513cm">
          <text:p/>
        </draw:line>
        <draw:line draw:style-name="gr6" draw:text-style-name="P1" draw:layer="layout" svg:x1="8cm" svg:y1="10.513cm" svg:x2="8cm" svg:y2="0.513cm">
          <text:p/>
        </draw:line>
        <draw:line draw:style-name="gr7" draw:text-style-name="P1" draw:layer="layout" svg:x1="1.5cm" svg:y1="10.013cm" svg:x2="1.5cm" svg:y2="1.013cm">
          <text:p/>
        </draw:line>
        <draw:line draw:style-name="gr7" draw:text-style-name="P1" draw:layer="layout" svg:x1="14.5cm" svg:y1="10.012cm" svg:x2="14.5cm" svg:y2="1.012cm">
          <text:p/>
        </draw:line>
        <draw:custom-shape draw:style-name="gr8" draw:text-style-name="P3" draw:layer="layout" svg:width="0.3cm" svg:height="0.3cm" draw:transform="rotate (1.5707963267949) translate (7.85cm 5.6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draw:transform="rotate (1.5707963267949) translate (6.051cm 8.1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draw:transform="rotate (1.5707963267949) translate (6.052cm 3.1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draw:transform="rotate (1.5707963267949) translate (9.553cm 3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draw:transform="rotate (1.5707963267949) translate (9.552cm 8.1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draw:transform="rotate (1.5707963267949) translate (3.351cm 8.1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draw:transform="rotate (1.5707963267949) translate (2.25cm 9.2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draw:transform="rotate (1.5707963267949) translate (2.251cm 4.2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draw:transform="rotate (1.5707963267949) translate (3.353cm 3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draw:transform="rotate (1.5707963267949) translate (12.253cm 8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draw:transform="rotate (1.5707963267949) translate (11.151cm 9.2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draw:transform="rotate (1.5707963267949) translate (11.152cm 4.2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draw:transform="rotate (1.5707963267949) translate (12.254cm 3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0.55cm" draw:transform="rotate (1.5707963267949) translate (1.52cm 6.21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4" draw:layer="layout" svg:width="1.4cm" svg:height="0.55cm" draw:transform="rotate (-1.5707963267949) translate (14.471cm 4.8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" draw:layer="layout" svg:width="0.2cm" svg:height="0.3cm" draw:transform="rotate (1.5707963267949) translate (11.999cm 8.3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12cm 7.8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12.6cm 7.8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12.6cm 8.3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12.6cm 3.3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12.6cm 2.8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11.9cm 2.8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11.9cm 3.3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3.7cm 3.3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3.7cm 2.86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3cm 2.86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3cm 3.3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3cm 7.8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3cm 8.36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3.699cm 8.3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3.7cm 7.86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draw:transform="rotate (1.5707963267949) translate (3.7cm 7.86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3.71cm 8.68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3.71cm 7.8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2.91cm 7.8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2.91cm 2.8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3.71cm 2.8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1.81cm 2.8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2.61cm 2.8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2.61cm 7.8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1.91cm 7.8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1.91cm 7.8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2.91cm 8.68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2.91cm 3.68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3.71cm 3.68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1.81cm 3.68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2.61cm 3.68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2.61cm 8.68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1.91cm 8.68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draw:transform="rotate (1.5707963267949) translate (11.91cm 8.68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2.5cm" draw:transform="rotate (1.5707963267949) translate (6.753cm 6.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1cm" fo:margin-bottom="0.002cm" fo:margin-left="0cm" fo:margin-right="0cm" fo:page-width="16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4:02:39.871663082</meta:creation-date>
    <dc:date>2017-09-30T16:43:21.950467568</dc:date>
    <meta:editing-duration>PT34M49S</meta:editing-duration>
    <meta:editing-cycles>5</meta:editing-cycles>
    <meta:generator>LibreOffice/5.4.1.2.0$Linux_X86_64 LibreOffice_project/40m0$Build-2</meta:generator>
    <meta:document-statistic meta:object-count="68"/>
  </office:meta>
</office:document-meta>
</file>